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Times New Roman1" svg:font-family="'Times New Roman'" style:font-family-generic="roman"/>
    <style:font-face style:name="Bookman" svg:font-family="Bookman, 'Bookman Old Style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en" fo:country="US"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en" fo:country="US"/>
    </style:style>
    <style:style style:name="P4" style:family="paragraph" style:parent-style-name="Reference">
      <style:paragraph-properties fo:line-height="100%" fo:text-align="justify" style:justify-single-word="false"/>
      <style:text-properties fo:color="#008000" style:text-position="0% 100%" style:font-name="Times New Roman" fo:font-size="16pt" fo:language="en" fo:country="US" fo:font-style="italic" fo:font-weight="bold" style:letter-kerning="true" style:font-size-asian="16pt" style:font-style-asian="italic" style:font-weight-asian="bold" style:font-name-complex="Arial1" style:font-size-complex="16pt" style:font-style-complex="italic" style:font-weight-complex="bold"/>
    </style:style>
    <style:style style:name="P5" style:family="paragraph" style:parent-style-name="Reference">
      <style:paragraph-properties fo:text-align="justify" style:justify-single-word="false"/>
      <style:text-properties style:font-name="Times New Roman" fo:language="en" fo:country="US"/>
    </style:style>
    <style:style style:name="P6" style:family="paragraph" style:parent-style-name="Equation">
      <style:paragraph-properties fo:text-align="justify" style:justify-single-word="false"/>
      <style:text-properties style:font-name="Times New Roman" fo:language="en" fo:country="US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en" fo:country="US" fo:font-style="italic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Reference">
      <style:paragraph-properties fo:text-align="justify" style:justify-single-word="false"/>
      <style:text-properties style:font-name="Times New Roman" fo:language="en" fo:country="US"/>
    </style:style>
    <style:style style:name="P10" style:family="paragraph" style:parent-style-name="Heading_20_1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language="en" fo:country="US" style:font-name-complex="Times New Roman"/>
    </style:style>
    <style:style style:name="P11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language="en" fo:country="US"/>
    </style:style>
    <style:style style:name="P12" style:family="paragraph" style:parent-style-name="Heading_20_2">
      <style:paragraph-properties fo:text-align="justify" style:justify-single-word="false"/>
      <style:text-properties fo:language="en" fo:country="US"/>
    </style:style>
    <style:style style:name="P13" style:family="paragraph" style:parent-style-name="Title" style:master-page-name="Standard">
      <style:paragraph-properties fo:text-align="justify" style:justify-single-word="false" style:page-number="auto"/>
      <style:text-properties style:font-name="Times New Roman" fo:language="en" fo:country="US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normal" style:font-name-asian="Times New Roman" style:font-style-asian="normal" style:font-name-complex="Times New Roman" style:font-style-complex="normal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style:text-position="0% 100%" fo:font-style="normal" style:font-name-asian="Trebuchet MS" style:font-style-asian="normal" style:font-name-complex="Trebuchet MS" style:font-style-complex="normal"/>
    </style:style>
    <style:style style:name="T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italic" style:font-name-asian="Times New Roman" style:font-style-asian="italic" style:font-name-complex="Times New Roman" style:font-style-complex="italic"/>
    </style:style>
    <style:style style:name="T8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position="0% 100%" style:font-name="Times New Roman1" fo:font-style="normal" style:font-name-asian="Times New Roman1" style:font-style-asian="normal" style:font-name-complex="Times New Roman1" style:font-style-complex="normal"/>
    </style:style>
    <style:style style:name="T10" style:family="text">
      <style:text-properties style:text-position="0% 100%" style:font-name="Times New Roman1" fo:language="en" fo:country="US" fo:font-style="normal" style:font-name-asian="Times New Roman1" style:font-style-asian="normal" style:font-name-complex="Times New Roman1" style:font-style-complex="normal"/>
    </style:style>
    <style:style style:name="T11" style:family="text">
      <style:text-properties style:text-position="0% 100%" style:font-name="Times New Roman" fo:language="en" fo:country="US" fo:font-style="italic" style:font-style-asian="italic" style:font-style-complex="italic"/>
    </style:style>
    <style:style style:name="T12" style:family="text">
      <style:text-properties style:text-position="0% 100%" style:font-name="Times New Roman"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text-position="0% 100%" style:font-name="Times New Roman" fo:language="en" fo:country="US" fo:font-style="normal" style:font-style-asian="normal" style:font-style-complex="normal"/>
    </style:style>
    <style:style style:name="T14" style:family="text">
      <style:text-properties style:text-position="0% 100%"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0% 100%" style:font-name="Times New Roman1" fo:font-style="normal" style:font-name-asian="Times New Roman" style:font-style-asian="normal" style:font-name-complex="Times New Roman" style:font-style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9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text-position="sub 58%" fo:font-style="italic" style:font-name-asian="Trebuchet MS" style:font-style-asian="italic" style:font-name-complex="Trebuchet MS" style:font-style-complex="italic"/>
    </style:style>
    <style:style style:name="T21" style:family="text">
      <style:text-properties style:text-position="sub 58%" fo:font-style="normal" style:font-style-asian="normal" style:font-style-complex="normal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font-style-asian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font-name-asian="Times New Roman" style:font-style-asian="normal" style:font-name-complex="Times New Roman" style:font-style-complex="normal"/>
    </style:style>
    <style:style style:name="T28" style:family="text">
      <style:text-properties style:text-position="super 58%" fo:font-style="italic" style:font-style-asian="italic" style:font-style-complex="italic"/>
    </style:style>
    <style:style style:name="T29" style:family="text">
      <style:text-properties style:text-position="super 58%" fo:font-style="italic" style:font-name-asian="Times New Roman" style:font-style-asian="italic" style:font-name-complex="Times New Roman" style:font-style-complex="italic"/>
    </style:style>
    <style:style style:name="T30" style:family="text">
      <style:text-properties style:text-position="super 58%" fo:font-style="normal" style:font-style-asian="normal" style:font-style-complex="normal"/>
    </style:style>
    <style:style style:name="T31" style:family="text">
      <style:text-properties style:text-position="super 58%" style:font-name="Times New Roman" fo:language="en" fo:country="US" fo:font-style="italic" style:font-style-asian="italic" style:font-style-complex="italic"/>
    </style:style>
    <style:style style:name="T32" style:family="text">
      <style:text-properties style:font-name="Times New Roman" fo:language="en" fo:country="US"/>
    </style:style>
    <style:style style:name="T33" style:family="text">
      <style:text-properties style:font-name="Times New Roman" fo:language="en" fo:country="US" fo:font-style="italic" style:font-style-asian="italic" style:font-style-complex="italic"/>
    </style:style>
    <style:style style:name="T34" style:family="text">
      <style:text-properties style:text-position="25% 40%" fo:font-style="italic" style:font-style-asian="italic" style:font-style-complex="italic"/>
    </style:style>
    <style:style style:name="T35" style:family="text">
      <style:text-properties style:text-position="-25% 40%" fo:font-style="italic" style:font-style-asian="italic" style:font-style-complex="italic"/>
    </style:style>
    <style:style style:name="T36" style:family="text">
      <style:text-properties fo:font-weight="bold" style:font-weight-asian="bold"/>
    </style:style>
    <style:style style:name="T37" style:family="text">
      <style:text-properties style:use-window-font-color="true" fo:font-size="12pt" fo:font-style="normal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38" style:family="text">
      <style:text-properties style:font-name-complex="Times New Roman"/>
    </style:style>
    <style:style style:name="T39" style:family="text">
      <style:text-properties style:font-name-asian="Trebuchet MS" style:font-name-complex="Trebuchet MS"/>
    </style:style>
    <style:style style:name="fr1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8">FilterPicker</text:span><text:span text:style-name="T38">6</text:span></text:p>
      <text:h text:style-name="P11" text:outline-level="2">Anthony Lomax</text:h>
      <text:p text:style-name="P7">ALomax Scientific, Mouans-Sartoux, France</text:p>
      <text:p text:style-name="P7"/>
      <text:p text:style-name="P2">FilterPicker6 is an evolution of FilterPicker5. <text:s/>The following updates the algorithmic description of FilterPicker5 in Lomax et al. (2012; <text:a xlink:type="simple" xlink:href="http://tinyurl.com/or5cg3q" text:style-name="Internet_20_link" text:visited-style-name="Visited_20_Internet_20_Link">http://tinyurl.com/or5cg3q</text:a>) to document the FilterPicker6 algorithm.</text:p>
      <text:h text:style-name="P10" text:outline-level="1">The FilterPicker6 algorithm</text:h>
      <text:p text:style-name="P3">FilterPicker6 (FP6) operates on a discretized time-series signal <text:span text:style-name="T25">y</text:span>(<text:span text:style-name="T25">i</text:span>) with <text:span text:style-name="T26">sample interval </text:span><text:span text:style-name="T27">Δ</text:span><text:span text:style-name="T25">T</text:span>. <text:s/>This signal may have little or no pre-processing – it may be a broad-band data stream as output from a digitizer without filtering or mean removal. <text:s/>The FP6 algorithm used almost exclusively logical and arithmetic operations (i.e., uses the square-root, but no exponentials, logarithms or transform algorithms) and so is computationally efficient.</text:p>
      <text:p text:style-name="P3">The FP6 algorithm makes use of decay constants for accumulating time averaged statistics on the signal independently of the elapsed time since the start of the signal. <text:s/>For a statistic <text:span text:style-name="T25">S=f</text:span><text:span text:style-name="T26">(</text:span><text:span text:style-name="T25">y</text:span><text:span text:style-name="T26">)</text:span>, the time averaged value <text:span text:style-name="T25">S</text:span><text:span text:style-name="T17">long </text:span>is given by,</text:p>
      <text:p text:style-name="P6"><draw:frame draw:style-name="fr1" draw:name="Object1" text:anchor-type="as-char" svg:width="7.267cm" svg:height="0.619cm" draw:z-index="0"><draw:object xlink:href="./Object 1" xlink:type="simple" xlink:show="embed" xlink:actuate="onLoad"/><draw:image xlink:href="./ObjectReplacements/Object 1" xlink:type="simple" xlink:show="embed" xlink:actuate="onLoad"/></draw:frame>,<text:tab/>(1)</text:p>
      <text:p text:style-name="P3">where <text:span text:style-name="T25">S</text:span>(<text:span text:style-name="T25">i</text:span>) is an instantaneous value of <text:span text:style-name="T25">S</text:span> and <text:bookmark-start text:name="DDE_LINK2"/><text:span text:style-name="T25">C</text:span><text:span text:style-name="T17">long</text:span><text:bookmark-end text:name="DDE_LINK2"/><text:span text:style-name="T3"> : 0</text:span><text:span text:style-name="T2">≤</text:span><text:span text:style-name="T6">C</text:span><text:span text:style-name="T17">long</text:span><text:span text:style-name="T2">&lt;1</text:span>, is a decay constant defined by <text:span text:style-name="T25">C</text:span><text:span text:style-name="T17">long </text:span><text:span text:style-name="T3">= 1 -</text:span><text:span text:style-name="T6"> </text:span><text:span text:style-name="T2">Δ</text:span><text:span text:style-name="T6">T /</text:span><text:span text:style-name="T3"> </text:span><text:span text:style-name="T6">T</text:span><text:span text:style-name="T17">long</text:span><text:span text:style-name="T3"> where </text:span><text:span text:style-name="T6">T</text:span><text:span text:style-name="T17">long</text:span><text:span text:style-name="T26"> is a</text:span> time-averaging scale<text:span text:style-name="T6">.</text:span></text:p>
      <text:h text:style-name="P12" text:outline-level="2">Simple multi-band processing</text:h>
      <text:p text:style-name="P3"><text:span text:style-name="T26">The FP6 algorithm </text:span><text:span text:style-name="T26">processes</text:span><text:span text:style-name="T26"> a set of </text:span><text:span text:style-name="T25">N</text:span><text:span text:style-name="T17">band </text:span><text:span text:style-name="T26">bands with center periods </text:span><text:span text:style-name="T7">T</text:span><text:bookmark-start text:name="DDE_LINK51218"/><text:span text:style-name="T18">n</text:span><text:bookmark-end text:name="DDE_LINK51218"/><text:span text:style-name="T26"> and bandwidth </text:span><text:span text:style-name="T25">W</text:span><text:span text:style-name="T17">b</text:span><text:span text:style-name="T26"> </text:span><text:span text:style-name="T26">given by the </text:span><text:span text:style-name="T26">ratio </text:span><text:span text:style-name="T7">T</text:span><text:bookmark-start text:name="DDE_LINK5121819"/><text:span text:style-name="T18">n</text:span><text:bookmark-end text:name="DDE_LINK5121819"/><text:span text:style-name="T26">/</text:span><text:span text:style-name="T7">T</text:span><text:bookmark-start text:name="DDE_LINK5121820"/><text:span text:style-name="T18">n</text:span><text:bookmark-end text:name="DDE_LINK5121820"/><text:span text:style-name="T18">-</text:span><text:span text:style-name="T18">1</text:span><text:span text:style-name="T26">. <text:s/>The </text:span><text:span text:style-name="T7">T</text:span><text:bookmark-start text:name="DDE_LINK5121821"/><text:span text:style-name="T18">n</text:span><text:bookmark-end text:name="DDE_LINK5121821"/><text:span text:style-name="T26"> and </text:span><text:span text:style-name="T25">N</text:span><text:span text:style-name="T17">band</text:span> might be chosen so that <text:span text:style-name="T7">T</text:span><text:bookmark-start text:name="DDE_LINK1"/><text:span text:style-name="T17">N</text:span><text:span text:style-name="T35">band</text:span><text:bookmark-end text:name="DDE_LINK1"/><text:span text:style-name="T17">-</text:span><text:span text:style-name="T21">1</text:span><text:span text:style-name="T25">=</text:span>2<text:span text:style-name="T28">N</text:span><text:span text:style-name="T34">band</text:span><text:span text:style-name="T28">-</text:span><text:span text:style-name="T30">1</text:span><text:span text:style-name="T2">Δ</text:span><text:span text:style-name="T6">T</text:span><text:span text:style-name="T2"> is greater than </text:span>the largest dominant period of phases to be picked<text:span text:style-name="T26">. <text:s/>For example, if </text:span><text:span text:style-name="T2">Δ</text:span><text:span text:style-name="T6">T</text:span><text:span text:style-name="T26">=0.01 sec and phases with a dominant period of up to 1 sec are to be picked, then </text:span><text:span text:style-name="T25">N</text:span><text:span text:style-name="T17">band</text:span><text:span text:style-name="T26"> </text:span><text:span text:style-name="T37">should</text:span><text:span text:style-name="T26"> be at least ceiling[log</text:span><text:span text:style-name="T21">2</text:span><text:span text:style-name="T26">(1/0.01)]+1 = 8, giving <text:s/></text:span><text:span text:style-name="T7">T</text:span><text:bookmark-start text:name="DDE_LINK512"/><text:span text:style-name="T18">n</text:span><text:bookmark-end text:name="DDE_LINK512"/><text:span text:style-name="T2">(</text:span><text:span text:style-name="T7">n</text:span><text:span text:style-name="T2">=0,7)</text:span><text:span text:style-name="T7"> </text:span><text:span text:style-name="T2">= {0.01, 0.02, 0.04, 0.08, 0.16, 0.32, 0.64, 1.28 sec} </text:span><text:span text:style-name="T2">for </text:span><text:span text:style-name="T7">W</text:span><text:span text:style-name="T18">b</text:span><text:span text:style-name="T2">=2.0</text:span><text:span text:style-name="T2">. <text:s text:c="2"/></text:span><text:span text:style-name="T7">N</text:span><text:span text:style-name="T18">band</text:span><text:span text:style-name="T2"> should not be set higher than necessary since the overall FP6 computation time increases directly with <text:s/></text:span><text:span text:style-name="T7">N</text:span><text:span text:style-name="T18">band</text:span><text:span text:style-name="T2">.</text:span></text:p>
      <text:p text:style-name="P3">To perform broadband picking, <text:span text:style-name="T26">FP6 </text:span><text:span text:style-name="T26">first</text:span><text:span text:style-name="T26"> </text:span><text:span text:style-name="T26">creates </text:span><text:span text:style-name="T3">a set of band-passed time-series, </text:span><text:span text:style-name="T6">y(i)→Y</text:span><text:span text:style-name="T17">n</text:span><text:span text:style-name="T3">(</text:span><text:span text:style-name="T6">i</text:span><text:span text:style-name="T3">), with center periods </text:span><text:span text:style-name="T3">at</text:span><text:span text:style-name="T3"> </text:span><text:span text:style-name="T7">T</text:span><text:bookmark-start text:name="DDE_LINK51122"/><text:span text:style-name="T18">n</text:span><text:bookmark-end text:name="DDE_LINK51122"/><text:span text:style-name="T26">, </text:span><text:span text:style-name="T26">through application of </text:span><text:span text:style-name="T26">time-domain, recursive</text:span> 4-pole Butterworth bandpass filters to the raw broadband signal <text:span text:style-name="T25">y</text:span>(<text:span text:style-name="T25">i</text:span>). <text:s/>The filter low- and high-pass<text:span text:style-name="T2"> corner period</text:span><text:span text:style-name="T2">s </text:span><text:span text:style-name="T2">for each band</text:span><text:span text:style-name="T2"> </text:span><text:span text:style-name="T7">T</text:span><text:bookmark-start text:name="DDE_LINK5121818"/><text:span text:style-name="T18">n</text:span><text:bookmark-end text:name="DDE_LINK5121818"/><text:span text:style-name="T2"> </text:span><text:span text:style-name="T2">are</text:span><text:span text:style-name="T2"> </text:span><text:span text:style-name="T7">T</text:span><text:bookmark-start text:name="DDE_LINK5121822"/><text:span text:style-name="T18">n</text:span><text:bookmark-end text:name="DDE_LINK5121822"/><text:span text:style-name="T2">/</text:span><text:span text:style-name="T7">W</text:span><text:span text:style-name="T18">b</text:span><text:span text:style-name="T29">1.5</text:span><text:span text:style-name="T2"> and </text:span><text:span text:style-name="T7">T</text:span><text:bookmark-start text:name="DDE_LINK512182219"/><text:span text:style-name="T18">n</text:span><text:bookmark-end text:name="DDE_LINK512182219"/><text:span text:style-name="T2">/</text:span><text:span text:style-name="T7">W</text:span><text:span text:style-name="T18">b</text:span><text:span text:style-name="T29">1.5</text:span><text:span text:style-name="T27">, </text:span><text:span text:style-name="T27">respectively.</text:span></text:p>
      <text:h text:style-name="P12" text:outline-level="2">Characteristic function</text:h>
      <text:p text:style-name="P3">FP6 constructs a characteristic function (CF), following Baer &amp; Kradolfer (1987), by first defining for each band <text:span text:style-name="T25">n </text:span>an envelope function, <text:span text:style-name="T25">E</text:span><text:span text:style-name="T17">n</text:span>,</text:p>
      <text:p text:style-name="P6"><draw:frame draw:style-name="fr1" draw:name="Object4" text:anchor-type="as-char" svg:width="2.238cm" svg:height="0.591cm" draw:z-index="1"><draw:object xlink:href="./Object 4" xlink:type="simple" xlink:show="embed" xlink:actuate="onLoad"/><draw:image xlink:href="./ObjectReplacements/Object 4" xlink:type="simple" xlink:show="embed" xlink:actuate="onLoad"/></draw:frame>,<text:tab/>(6)</text:p>
      <text:p text:style-name="P3">and a characteristic function, <text:bookmark-start text:name="DDE_LINK3"/><text:span text:style-name="T6">F</text:span><text:bookmark-end text:name="DDE_LINK3"/><text:span text:style-name="T28">C</text:span><text:span text:style-name="T17">n</text:span><text:span text:style-name="T3">(</text:span><text:span text:style-name="T6">i</text:span><text:span text:style-name="T3">)</text:span>,</text:p>
      <text:p text:style-name="P6"><text:soft-page-break/><draw:frame draw:style-name="fr1" draw:name="Object7" text:anchor-type="as-char" svg:width="5.346cm" svg:height="1.21cm" draw:z-index="2"><draw:object xlink:href="./Object 7" xlink:type="simple" xlink:show="embed" xlink:actuate="onLoad"/><draw:image xlink:href="./ObjectReplacements/Object 7" xlink:type="simple" xlink:show="embed" xlink:actuate="onLoad"/></draw:frame>,<text:tab/>(7)</text:p>
      <text:p text:style-name="P8"><text:span text:style-name="T32">where &lt;</text:span><text:span text:style-name="T33">E</text:span><text:span text:style-name="T22">n</text:span><text:span text:style-name="T11">&gt;</text:span><text:span text:style-name="T13">(</text:span><text:span text:style-name="T11">i</text:span><text:span text:style-name="T13">-1) and &lt;σ(</text:span><text:span text:style-name="T11">E</text:span><text:span text:style-name="T22">n</text:span><text:span text:style-name="T13">)&gt;(</text:span><text:span text:style-name="T11">i</text:span><text:span text:style-name="T13">-1)</text:span><text:span text:style-name="T32"> the </text:span><text:bookmark-start text:name="DDE_LINK4"/><text:span text:style-name="T32">time-averages up to</text:span><text:span text:style-name="T13"> sample </text:span><text:span text:style-name="T11">i</text:span><text:span text:style-name="T13">-1</text:span><text:span text:style-name="T32"> of</text:span><text:bookmark-end text:name="DDE_LINK4"/><text:span text:style-name="T32"> </text:span><text:span text:style-name="T33">E</text:span><text:span text:style-name="T22">n</text:span><text:span text:style-name="T14"> and the standard-deviation of </text:span><text:span text:style-name="T12">E</text:span><text:span text:style-name="T23">n</text:span><text:span text:style-name="T13">, respectively</text:span><text:span text:style-name="T32">, are accumulated using the decay constant </text:span><text:span text:style-name="T33">C</text:span><text:span text:style-name="T22">long </text:span><text:span text:style-name="T32">according to eq. (1). <text:s/>The characteristic function </text:span><text:span text:style-name="T33">F</text:span><text:span text:style-name="T31">C</text:span><text:span text:style-name="T22">n</text:span><text:span text:style-name="T32"> quantifies the variation of </text:span><text:span text:style-name="T33">E</text:span><text:span text:style-name="T22">n</text:span><text:span text:style-name="T32"> relative to its background level, represented by the mean value</text:span><text:span text:style-name="T11"> &lt;E</text:span><text:span text:style-name="T22">n</text:span><text:span text:style-name="T11">&gt;,</text:span><text:span text:style-name="T32"> scaled by &lt;σ(</text:span><text:span text:style-name="T33">E</text:span><text:span text:style-name="T22">n</text:span><text:span text:style-name="T32">)&gt;, all within the time scale </text:span><text:span text:style-name="T11">T</text:span><text:span text:style-name="T22">long</text:span><text:span text:style-name="T32"> corresponding to the decay constant C</text:span><text:span text:style-name="T22">long</text:span><text:span text:style-name="T32">. <text:s/>Note that subtracting 1 from the quotient results in </text:span><text:span text:style-name="T11">F</text:span><text:span text:style-name="T31">C</text:span><text:span text:style-name="T13">(</text:span><text:span text:style-name="T11">i</text:span><text:span text:style-name="T13">)</text:span><text:span text:style-name="T10">≈</text:span><text:span text:style-name="T13">0 for a </text:span><text:span text:style-name="T32">signal </text:span><text:span text:style-name="T33">E</text:span><text:span text:style-name="T22">n</text:span><text:span text:style-name="T13">(</text:span><text:span text:style-name="T11">i</text:span><text:span text:style-name="T32">) around &lt;σ(</text:span><text:span text:style-name="T33">E</text:span><text:span text:style-name="T22">n</text:span><text:span text:style-name="T32">)&gt; above the background level, and </text:span><text:span text:style-name="T11">F</text:span><text:span text:style-name="T31">C</text:span><text:span text:style-name="T13">(</text:span><text:span text:style-name="T11">i</text:span><text:span text:style-name="T13">)</text:span><text:span text:style-name="T10">&lt;</text:span><text:span text:style-name="T13">0 for a </text:span><text:span text:style-name="T32">signal </text:span><text:span text:style-name="T33">E</text:span><text:span text:style-name="T22">n</text:span><text:span text:style-name="T13">(</text:span><text:span text:style-name="T11">i</text:span><text:span text:style-name="T32">) weaker than this level. <text:s/>Negative </text:span><text:span text:style-name="T11">F</text:span><text:span text:style-name="T31">C</text:span><text:span text:style-name="T13">(</text:span><text:span text:style-name="T11">i</text:span><text:span text:style-name="T13">) values provide a penalty to the pick acceptance tests (integrals, see below “Triggering and pick declaration”) which </text:span><text:span text:style-name="T3">helps to suppress triggering after short duration peaks in </text:span><text:span text:style-name="T11">F</text:span><text:span text:style-name="T31">C </text:span><text:span text:style-name="T3">or a series of weak </text:span><text:span text:style-name="T11">F</text:span><text:span text:style-name="T31">C</text:span><text:span text:style-name="T3"> peaks.</text:span></text:p>
      <text:p text:style-name="P3">In a final step, a single, summary CF, <text:span text:style-name="T6">F</text:span><text:span text:style-name="T28">C</text:span><text:span text:style-name="T3">(</text:span><text:span text:style-name="T6">i</text:span><text:span text:style-name="T3">),</text:span> is formed by setting <text:span text:style-name="T6">F</text:span><text:span text:style-name="T28">C</text:span><text:span text:style-name="T3">(</text:span><text:span text:style-name="T6">i</text:span><text:span text:style-name="T3">)=max{</text:span><text:span text:style-name="T15">α</text:span><text:span text:style-name="T18">n</text:span><text:bookmark-start text:name="DDE_LINK6"/><text:span text:style-name="T6">F</text:span><text:span text:style-name="T28">C</text:span><text:span text:style-name="T17">n</text:span><text:span text:style-name="T3">(</text:span><text:span text:style-name="T6">i</text:span><text:span text:style-name="T3">)</text:span><text:bookmark-end text:name="DDE_LINK6"/><text:span text:style-name="T3">; <text:s/></text:span><text:span text:style-name="T6">n</text:span><text:span text:style-name="T3">=0,</text:span><text:span text:style-name="T6">N</text:span><text:span text:style-name="T17">band</text:span><text:span text:style-name="T3">-1}, where </text:span><text:span text:style-name="T15">α</text:span><text:span text:style-name="T18">n</text:span><text:span text:style-name="T3"> is a “threshold scale factor” which allows adjustment of the relative contribution of each band to </text:span><text:span text:style-name="T6">F</text:span><text:span text:style-name="T28">C</text:span><text:span text:style-name="T3">(</text:span><text:span text:style-name="T6">i</text:span><text:span text:style-name="T3">). <text:s/>The use of the maximum of the CF over all bands to form the summary CF, </text:span><text:span text:style-name="T6">F</text:span><text:span text:style-name="T28">C</text:span><text:span text:style-name="T3">(</text:span><text:span text:style-name="T6">i</text:span><text:span text:style-name="T3">), helps to insure triggering when a phase-onset has a relatively narrow band-width compared to the background noise, especially when the noise level is similar to or greater than the onset level. <text:s/>An alternate use of, for example, the sum of the CF over all bands as a summary CF would effectively fold noise into the summary CF and make triggering less likely for weaker and narrow-band onsets.</text:span></text:p>
      <text:p text:style-name="P3">Since the time-average values &lt;<text:span text:style-name="T25">E</text:span><text:span text:style-name="T17">n</text:span><text:span text:style-name="T6">&gt;</text:span><text:span text:style-name="T3">(</text:span><text:span text:style-name="T6">i</text:span><text:span text:style-name="T3">-1)</text:span><text:span text:style-name="T17"> </text:span>and &lt;σ(<text:span text:style-name="T25">E</text:span><text:span text:style-name="T17">n</text:span>)&gt;<text:span text:style-name="T3">(</text:span><text:span text:style-name="T6">i</text:span><text:span text:style-name="T3">-1)</text:span> vary continuously in response to changes in the background signal levels, <text:span text:style-name="T6">F</text:span><text:span text:style-name="T28">C</text:span><text:span text:style-name="T3">(</text:span><text:span text:style-name="T6">i</text:span><text:span text:style-name="T3">)</text:span> is automatically adaptive relative to recent signal levels. <text:s/>In addition, the use of band-passed signals makes <text:span text:style-name="T6">F</text:span><text:span text:style-name="T28">C</text:span><text:span text:style-name="T3">(</text:span><text:span text:style-name="T6">i</text:span><text:span text:style-name="T3">)</text:span> insensitive to the absolute signal amplitude (after a stabilization time<text:span text:style-name="T3"> much larger than </text:span><text:span text:style-name="T3">each band center period </text:span><text:span text:style-name="T7">T</text:span><text:bookmark-start text:name="DDE_LINK51119"/><text:span text:style-name="T18">n</text:span><text:bookmark-end text:name="DDE_LINK51119"/><text:span text:style-name="T3">),</text:span> thus the picker can be applied directly to broadband signals which have offsets, micro-seismic noise or other noise at periods longer than <text:span text:style-name="T25">T</text:span><text:span text:style-name="T17">N</text:span><text:span text:style-name="T35">band</text:span>, i.e. longer than the dominant period of any phases of interest.</text:p>
      <text:h text:style-name="P12" text:outline-level="2">Triggering and pick declaration</text:h>
      <text:p text:style-name="P3">The summary CF <text:span text:style-name="T6">F</text:span><text:span text:style-name="T28">C</text:span><text:span text:style-name="T3">(</text:span><text:span text:style-name="T6">i</text:span><text:span text:style-name="T3">)</text:span><text:span text:style-name="T17"> </text:span>is monitored at each time step to check for triggers and pick acceptance. <text:s/>A trigger is declared when <text:span text:style-name="T6">F</text:span><text:span text:style-name="T28">C</text:span><text:span text:style-name="T3">(</text:span><text:span text:style-name="T6">i</text:span><text:span text:style-name="T3">)</text:span><text:span text:style-name="T25"> </text:span>≥ <text:span text:style-name="T25">S</text:span><text:span text:style-name="T16">1</text:span>, where <text:span text:style-name="T25">S</text:span><text:span text:style-name="T16">1</text:span> is a predefined trigger threshold, the corresponding trigger time, <text:span text:style-name="T25">t</text:span><text:span text:style-name="T17">trig</text:span><text:span text:style-name="T3">, is stored, and the band with </text:span><text:span text:style-name="T3">largest</text:span><text:span text:style-name="T3"> </text:span><text:span text:style-name="T6">F</text:span><text:span text:style-name="T28">c</text:span><text:span text:style-name="T17">n</text:span><text:span text:style-name="T3">(</text:span><text:span text:style-name="T6">i</text:span><text:span text:style-name="T3">)</text:span><text:span text:style-name="T21"> </text:span><text:span text:style-name="T3">is defined as the </text:span><text:span text:style-name="T3">primary </text:span><text:span text:style-name="T3">trigger band, </text:span><text:span text:style-name="T6">k</text:span><text:span text:style-name="T3">. <text:s/></text:span>Given a trigger and predefined time widths, <text:span text:style-name="T25">T</text:span><text:span text:style-name="T17">up</text:span> and <text:span text:style-name="T25">T</text:span><text:span text:style-name="T17">upMin</text:span>, <text:span text:style-name="T25">T</text:span><text:span text:style-name="T17">upMin</text:span>&lt; <text:span text:style-name="T25">T</text:span><text:span text:style-name="T17">up</text:span>, a pick is accepted if two tests are satisfied: Firstly, within a window from <text:span text:style-name="T25">t</text:span><text:span text:style-name="T17">trig</text:span> to <text:span text:style-name="T25">t</text:span><text:span text:style-name="T17">trig</text:span><text:span text:style-name="T6">+T</text:span><text:span text:style-name="T17">up</text:span>, the integral of <text:span text:style-name="T6">F</text:span><text:span text:style-name="T28">C</text:span><text:span text:style-name="T3">(</text:span><text:span text:style-name="T6">i</text:span><text:span text:style-name="T3">)</text:span>, <text:span text:style-name="T39">∑</text:span><text:span text:style-name="T17">up</text:span><text:span text:style-name="T6">F</text:span><text:span text:style-name="T28">C</text:span><text:span text:style-name="T3">(</text:span><text:span text:style-name="T6">i</text:span><text:span text:style-name="T3">)</text:span><text:span text:style-name="T2">Δ</text:span><text:span text:style-name="T6">T</text:span>, must exceed the value <text:span text:style-name="T25">S</text:span><text:span text:style-name="T16">2</text:span>·<text:span text:style-name="T25">T</text:span><text:span text:style-name="T17">up</text:span>, where <text:span text:style-name="T25">S</text:span><text:span text:style-name="T16">2</text:span> is a predefined threshold; this test measures if the average of the CF within window <text:span text:style-name="T25">T</text:span><text:span text:style-name="T17">up</text:span> is greater than <text:span text:style-name="T25">S</text:span><text:span text:style-name="T16">2</text:span>. <text:s/>Secondly, within a window from <text:span text:style-name="T25">t</text:span><text:span text:style-name="T17">trig</text:span> to <text:span text:style-name="T25">t</text:span><text:span text:style-name="T17">trig</text:span><text:span text:style-name="T6">+T</text:span><text:span text:style-name="T17">upMin</text:span>, the integral of <text:span text:style-name="T6">F</text:span><text:span text:style-name="T28">C</text:span><text:span text:style-name="T3">(</text:span><text:span text:style-name="T6">i</text:span><text:span text:style-name="T3">)</text:span>, <text:span text:style-name="T39">∑</text:span><text:span text:style-name="T20">upMin</text:span><text:span text:style-name="T6">F</text:span><text:span text:style-name="T28">C</text:span><text:span text:style-name="T3">(</text:span><text:span text:style-name="T6">i</text:span><text:span text:style-name="T3">)</text:span><text:span text:style-name="T2">Δ</text:span><text:span text:style-name="T6">T</text:span>, must exceed the value <text:span text:style-name="T25">S</text:span><text:span text:style-name="T17">1</text:span>·<text:span text:style-name="T25">T</text:span><text:span text:style-name="T17">upMin</text:span>; this test measures if the average of the CF within window <text:span text:style-name="T25">T</text:span><text:span text:style-name="T17">upMin</text:span> is greater than <text:span text:style-name="T25">S</text:span><text:span text:style-name="T17">1</text:span>, and helps to suppress picking on signals with duration &lt; <text:span text:style-name="T25">T</text:span><text:span text:style-name="T17">upMin</text:span>. <text:s/>Additionally, to help prevent picking of short duration signals and spikes (a single data point with anomalously large amplitude), the contribution to <text:span text:style-name="T39">∑</text:span><text:span text:style-name="T17">up</text:span><text:span text:style-name="T6">F</text:span><text:span text:style-name="T28">C</text:span><text:span text:style-name="T3">(</text:span><text:span text:style-name="T6">i</text:span><text:span text:style-name="T3">)</text:span><text:span text:style-name="T2">Δ</text:span><text:span text:style-name="T6">T</text:span> from any data points is limited to 5·<text:span text:style-name="T25">S</text:span><text:span text:style-name="T16">1</text:span>. <text:s/>Since <text:span text:style-name="T6">F</text:span><text:span text:style-name="T28">C</text:span><text:span text:style-name="T3">(</text:span><text:span text:style-name="T6">i</text:span><text:span text:style-name="T3">) is the maximum over all bands, </text:span><text:span text:style-name="T3">the </text:span><text:span text:style-name="T3">integral</text:span><text:span text:style-name="T3">s of the form </text:span><text:span text:style-name="T4">∑</text:span><text:span text:style-name="T17">u</text:span><text:span text:style-name="T6">F</text:span><text:span text:style-name="T28">C</text:span><text:span text:style-name="T3">(</text:span><text:span text:style-name="T6">i</text:span><text:span text:style-name="T3">)</text:span><text:span text:style-name="T2">Δ</text:span><text:span text:style-name="T6">T</text:span><text:span text:style-name="T3"> </text:span><text:span text:style-name="T3">and</text:span><text:span text:style-name="T3"> the declaration of picks take into account broadband energy. <text:s/>To avoid excessive picking during larger events, following each declared pick, a new pick cannot be declared before </text:span><text:span text:style-name="T6">F</text:span><text:span text:style-name="T28">C</text:span><text:span text:style-name="T3">(</text:span><text:span text:style-name="T6">i</text:span><text:span text:style-name="T3">) drops below </text:span><text:span text:style-name="T6">F</text:span><text:span text:style-name="T28">C</text:span><text:span text:style-name="T3">(</text:span><text:span text:style-name="T6">i</text:span><text:span text:style-name="T3">)=</text:span><text:span text:style-name="T3">0, e.g. signal </text:span><text:span text:style-name="T6">E</text:span><text:span text:style-name="T17">n</text:span><text:span text:style-name="T3">(</text:span><text:span text:style-name="T6">i</text:span><text:span text:style-name="T3">) drops below the background level</text:span><text:span text:style-name="T3">.</text:span></text:p>
      <text:h text:style-name="P12" text:outline-level="2">Pick time, uncertainty, polarity and strength</text:h>
      <text:p text:style-name="P3">Each time the CF, <text:span text:style-name="T6">F</text:span><text:span text:style-name="T28">C</text:span><text:span text:style-name="T17">n</text:span><text:span text:style-name="T3">(</text:span><text:span text:style-name="T6">i</text:span><text:span text:style-name="T3">),</text:span> for each band <text:span text:style-name="T25">n</text:span><text:span text:style-name="T3"> </text:span>rises past the time-average <text:bookmark-start text:name="DDE_LINK11"/>&lt;<text:span text:style-name="T6">F</text:span><text:span text:style-name="T28">C</text:span><text:span text:style-name="T17">n</text:span><text:span text:style-name="T3">&gt;</text:span><text:bookmark-end text:name="DDE_LINK11"/> (accumulated using the decay constant <text:span text:style-name="T25">C</text:span><text:span text:style-name="T17">long </text:span>according to eq. (1), with &lt;<text:span text:style-name="T6">F</text:span><text:span text:style-name="T28">C</text:span><text:span text:style-name="T17">n</text:span><text:span text:style-name="T3">&gt; constrained to -0.5 </text:span><text:span text:style-name="T2">≤</text:span><text:span text:style-name="T3"> &lt;</text:span><text:span text:style-name="T6">F</text:span><text:span text:style-name="T28">c</text:span><text:span text:style-name="T17">n</text:span><text:span text:style-name="T3">&gt; </text:span><text:span text:style-name="T2">≤</text:span><text:bookmark-start text:name="DDE_LINK9"/> <text:span text:style-name="T25">S</text:span><text:span text:style-name="T16">1</text:span><text:span text:style-name="T1">/</text:span><text:bookmark-end text:name="DDE_LINK9"/><text:span text:style-name="T1">2</text:span>), the corresponding sample time is stored as a potential pick uncertainty start time, <text:span text:style-name="T25">t</text:span><text:span text:style-name="T17">n</text:span><text:span text:style-name="T28">unc</text:span>, for the corresponding band.<text:span text:style-name="T3"> <text:s/>The pick time, </text:span><text:span text:style-name="T6">t</text:span><text:span text:style-name="T17">unc</text:span><text:span text:style-name="T3">, is set to </text:span><text:span text:style-name="T6">t</text:span><text:span text:style-name="T17">k</text:span><text:span text:style-name="T28">unc</text:span><text:span text:style-name="T3"> </text:span><text:span text:style-name="T3">for the </text:span><text:span text:style-name="T3">primary </text:span><text:span text:style-name="T3">trigger band, </text:span><text:span text:style-name="T6">k.</text:span><text:span text:style-name="T3"> <text:s/>Thus </text:span><text:span text:style-name="T6">t</text:span><text:span text:style-name="T17">unc</text:span><text:span text:style-name="T3"> is set near the last point with CF within the pre-phase signal or noise CF for band </text:span><text:span text:style-name="T6">k</text:span><text:span text:style-name="T3">, and </text:span><text:span text:style-name="T6"><text:s/></text:span><text:span text:style-name="T3">earlier than </text:span><text:span text:style-name="T6">t</text:span><text:span text:style-name="T17">trig</text:span><text:span text:style-name="T3">, at which there is certainty of phase energy (</text:span><text:span text:style-name="T6">F</text:span><text:span text:style-name="T28">C</text:span><text:span text:style-name="T3">(</text:span><text:span text:style-name="T6">i</text:span><text:span text:style-name="T3">)</text:span><text:span text:style-name="T6"> </text:span><text:span text:style-name="T3">≥ </text:span><text:span text:style-name="T6">S</text:span><text:span text:style-name="T21">1</text:span><text:span text:style-name="T3">). <text:s/></text:span><text:span text:style-name="T3">I</text:span><text:span text:style-name="T3">f the time difference </text:span><text:span text:style-name="T6">t</text:span><text:span text:style-name="T17">trig</text:span><text:span text:style-name="T3"> - </text:span><text:span text:style-name="T6">t</text:span><text:span text:style-name="T17">unc</text:span><text:span text:style-name="T3"> is </text:span><text:span text:style-name="T3">greater</text:span><text:span text:style-name="T3"> than </text:span><text:span text:style-name="T3">twice</text:span><text:span text:style-name="T3"> the </text:span><text:span text:style-name="T3">trigger </text:span><text:span text:style-name="T3">band period, i.e. </text:span><text:span text:style-name="T3">2</text:span><text:span text:style-name="T7">T</text:span><text:bookmark-start text:name="DDE_LINK511111192121"/><text:span text:style-name="T18">k</text:span><text:bookmark-end text:name="DDE_LINK511111192121"/><text:span text:style-name="T3">, then </text:span><text:span text:style-name="T6">t</text:span><text:span text:style-name="T17">unc</text:span><text:span text:style-name="T3"> is delayed enough to satisfy this condition.</text:span> <text:s/>I<text:span text:style-name="T3">f the </text:span><text:soft-page-break/><text:span text:style-name="T3">time difference </text:span><text:span text:style-name="T6">t</text:span><text:span text:style-name="T17">trig</text:span><text:span text:style-name="T3"> - </text:span><text:span text:style-name="T6">t</text:span><text:span text:style-name="T17">unc</text:span><text:span text:style-name="T3"> is less than 1/4</text:span><text:span text:style-name="T30">th</text:span><text:span text:style-name="T3"> </text:span><text:span text:style-name="T3">of </text:span><text:span text:style-name="T3">the </text:span><text:span text:style-name="T3">trigger </text:span><text:span text:style-name="T3">band period, i.e. </text:span><text:span text:style-name="T7">T</text:span><text:bookmark-start text:name="DDE_LINK511111"/><text:span text:style-name="T18">k</text:span><text:bookmark-end text:name="DDE_LINK511111"/><text:span text:style-name="T2">/4</text:span><text:span text:style-name="T3">, then </text:span><text:span text:style-name="T6">t</text:span><text:span text:style-name="T17">trig</text:span><text:span text:style-name="T3"> is delayed </text:span><text:span text:style-name="T3">and </text:span><text:span text:style-name="T6">t</text:span><text:span text:style-name="T17">unc</text:span><text:span text:style-name="T3"> advanced </text:span><text:span text:style-name="T3">enough to satisfy this condition. <text:s/></text:span>Finally, <text:span text:style-name="T6">t</text:span><text:span text:style-name="T17">unc</text:span> and <text:span text:style-name="T25">t</text:span><text:span text:style-name="T17">trig</text:span> are corrected (advanced) by a phase shift corresponding to the bandpass filter used for the shortest period band that triggered.<text:span text:style-name="T3"> <text:s/>The </text:span><text:span text:style-name="T3">pick </text:span><text:span text:style-name="T3">time, </text:span><text:span text:style-name="T6">t</text:span><text:span text:style-name="T17">pick</text:span><text:span text:style-name="T3">, </text:span><text:span text:style-name="T3">is </text:span><text:span text:style-name="T3">halfway between</text:span><text:span text:style-name="T3"> </text:span><text:span text:style-name="T6">t</text:span><text:span text:style-name="T17">unc</text:span><text:span text:style-name="T3"> </text:span><text:span text:style-name="T3">and</text:span><text:span text:style-name="T3"> </text:span><text:span text:style-name="T6">t</text:span><text:span text:style-name="T17">trig </text:span><text:span text:style-name="T3">, and a pick </text:span><text:span text:style-name="T3">uncertainty, σ</text:span><text:span text:style-name="T17">pick</text:span><text:span text:style-name="T3">, is set equal to </text:span><text:span text:style-name="T3">½ </text:span><text:span text:style-name="T3">the interval from </text:span><text:span text:style-name="T6">t</text:span><text:span text:style-name="T17">unc</text:span><text:span text:style-name="T3"> to </text:span><text:span text:style-name="T6">t</text:span><text:span text:style-name="T17">trig</text:span><text:span text:style-name="T3">, giving a pick time with uncertainty specified by </text:span><text:span text:style-name="T6">t</text:span><text:span text:style-name="T17">pick</text:span><text:span text:style-name="T3"> ± σ</text:span><text:span text:style-name="T17">pick</text:span><text:span text:style-name="T3">.</text:span> <text:s/>The maximum value <text:span text:style-name="T6">F</text:span><text:span text:style-name="T28">C</text:span><text:span text:style-name="T3">(</text:span><text:span text:style-name="T6">i</text:span><text:span text:style-name="T3">) </text:span><text:span text:style-name="T3">in the window </text:span><text:span text:style-name="T3">from </text:span><text:span text:style-name="T6">t</text:span><text:span text:style-name="T17">trig</text:span><text:span text:style-name="T3"> to </text:span><text:span text:style-name="T6">t</text:span><text:span text:style-name="T17">trig</text:span><text:span text:style-name="T6">+T</text:span><text:span text:style-name="T17">upMin</text:span><text:span text:style-name="T3"> </text:span>is taken as an indicator of pick strength. <text:s/></text:p>
      <text:p text:style-name="P3">The polarity of the pick is determined by comparing the sums of the values and the sums of the absolute values of the first differences of the filtered signal values, <text:span text:style-name="T25">Y</text:span><text:span text:style-name="T17">k</text:span>(<text:span text:style-name="T25">i</text:span>), between <text:span text:style-name="T6">t</text:span><text:span text:style-name="T17">k</text:span><text:span text:style-name="T28">pick</text:span><text:span text:style-name="T17"> </text:span>and <text:span text:style-name="T25">t</text:span><text:span text:style-name="T17">trig</text:span>. <text:s/>If the value sum is greater than 66% of the absolute value sum, then the polarity is set as the sign of the value sum, otherwise the polarity is set as unknown.</text:p>
      <text:h text:style-name="P10" text:outline-level="1">Acknowledgements</text:h>
      <text:p text:style-name="P3">The development of FilterPicker6 (based on FilterPicker5) is funded by the USGS. <text:s/>Previous development of FilterPicker was funded by Analisi e Monitoraggio del Rischio Ambientale: Analysis and Monitoring of Environmental Risk (AMRA scarl) through the Seismic Early Warning for Europe (SAFER) project, the EU’s Sixth Framework Programme, and through the ReLUIS-DPC project.</text:p>
      <text:h text:style-name="P10" text:outline-level="1">References</text:h>
      <text:p text:style-name="P5">Baer, M., and U. Kradolfer (1987). An automatic phase picker for local and teleseismic events. <text:span text:style-name="T24">Bull. Seism. Soc. Am.</text:span>, <text:span text:style-name="T36">77</text:span> 1437-1445.</text:p>
      <text:p text:style-name="P5">Lomax, A., C. Satriano and M. Vassallo (2012), Automatic picker developments and optimization: FilterPicker - a robust, broadband picker for real-time seismic monitoring and earthquake early-warning, Seism. Res. Lett. , 83, 531-540, doi: 10.1785/gssrl.83.3.531. (http://tinyurl.com/or5cg3q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Times New Roman1" svg:font-family="'Times New Roman'" style:font-family-generic="roman"/>
    <style:font-face style:name="Bookman" svg:font-family="Bookman, 'Bookman Old Style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.212cm" fo:margin-bottom="0.212cm" fo:text-align="justify" style:justify-single-word="false" fo:orphans="0" fo:widows="0" fo:hyphenation-ladder-count="no-limit" style:writing-mode="lr-tb"/>
      <style:text-properties style:use-window-font-color="true" style:font-name="Times" fo:font-size="12pt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style:font-name="Times New Roman"/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left="0cm" fo:margin-right="0cm" fo:margin-top="0.423cm" fo:margin-bottom="0.212cm" fo:text-indent="0cm" style:auto-text-indent="false" fo:keep-with-next="always"/>
      <style:text-properties style:font-name="Times New Roman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left="0cm" fo:margin-right="0cm" fo:margin-top="0.423cm" fo:margin-bottom="0.212cm" fo:text-align="start" style:justify-single-word="false" fo:text-indent="0cm" style:auto-text-indent="false" fo:keep-with-next="always"/>
      <style:text-properties style:font-name="Times New Roman" fo:font-weight="bold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loext:contextual-spacing="false" fo:margin-left="0cm" fo:margin-right="0cm" fo:margin-top="0.423cm" fo:margin-bottom="0.106cm" fo:text-indent="0cm" style:auto-text-indent="false" fo:keep-with-next="always"/>
      <style:text-properties style:font-name="Times New Roman" fo:font-style="italic" style:font-style-asian="italic" style:font-name-complex="Arial1" style:font-size-complex="13pt" style:font-weight-complex="bold"/>
    </style:style>
    <style:style style:name="WW-Heading" style:family="paragraph" style:parent-style-name="Standard" style:next-style-name="Text_20_body">
      <style:paragraph-properties loext:contextual-spacing="false" fo:margin-top="0.423cm" fo:margin-bottom="0.212cm" fo:keep-with-next="always"/>
      <style:text-properties style:font-name="Bookman" fo:font-size="14pt" fo:font-weight="normal" style:font-name-asian="Mincho" style:font-size-asian="14pt" style:font-weight-asian="normal" style:font-name-complex="Lucidasans" style:font-size-complex="14pt"/>
    </style:style>
    <style:style style:name="Heading_20_4" style:display-name="Heading 4" style:family="paragraph" style:parent-style-name="WW-Heading" style:next-style-name="Text_20_body" style:default-outline-level="4" style:class="text">
      <style:paragraph-properties fo:margin-left="0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bold"/>
    </style:style>
    <style:style style:name="Heading_20_5" style:display-name="Heading 5" style:family="paragraph" style:parent-style-name="WW-Heading" style:next-style-name="Text_20_body" style:default-outline-level="5" style:class="text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bold"/>
    </style:style>
    <style:style style:name="Caption1" style:family="paragraph" style:parent-style-name="Standard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Caption" style:family="paragraph" style:parent-style-name="Standard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"/>
    </style:style>
    <style:style style:name="WW-Heading1" style:family="paragraph" style:parent-style-name="Standard" style:next-style-name="Text_20_body">
      <style:paragraph-properties loext:contextual-spacing="false"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" style:family="paragraph" style:parent-style-name="Standard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635cm" fo:text-align="start" style:justify-single-word="false" fo:keep-with-next="always"/>
      <style:text-properties style:font-name="Times New Roman" fo:font-size="20pt" fo:font-weight="bold" style:font-size-asian="20pt" style:font-weight-asian="bold"/>
    </style:style>
    <style:style style:name="Subtitle" style:family="paragraph" style:parent-style-name="WW-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ference" style:family="paragraph" style:parent-style-name="Standard">
      <style:paragraph-properties loext:contextual-spacing="false" fo:margin-left="1.251cm" fo:margin-right="0cm" fo:margin-top="0.212cm" fo:margin-bottom="0cm" style:line-height-at-least="0.353cm" fo:text-indent="-1.251cm" style:auto-text-indent="false"/>
      <style:text-properties style:font-name="Times New Roma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Table_20_Contents1" style:display-name="Table Contents1" style:family="paragraph" style:parent-style-name="Text_20_body">
      <style:paragraph-properties loext:contextual-spacing="false" fo:margin-top="0cm" fo:margin-bottom="0cm"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Table_20_Contents1">
      <style:paragraph-properties fo:text-align="center" style:justify-single-word="false" text:number-lines="false" text:line-number="0"/>
      <style:text-properties fo:font-style="normal" fo:font-weight="bold" style:font-style-asian="normal" style:font-weight-asian="bold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WW-Complimentary_20_close" style:display-name="WW-Complimentary close" style:family="paragraph" style:parent-style-name="Standard">
      <style:paragraph-properties text:number-lines="false" text:line-number="0"/>
    </style:style>
    <style:style style:name="WW-Complimentary_20_close1" style:display-name="WW-Complimentary close1" style:family="paragraph" style:parent-style-name="Standard">
      <style:paragraph-properties text:number-lines="false" text:line-number="0"/>
      <style:text-properties style:font-name="Bookman" fo:font-weight="normal" style:font-weight-asian="normal"/>
    </style:style>
    <style:style style:name="WW-Retrait_20_1re_20_ligne" style:display-name="WW-Retrait 1re ligne" style:family="paragraph" style:parent-style-name="Text_20_body">
      <style:paragraph-properties fo:margin-left="0cm" fo:margin-right="0cm" fo:text-indent="0.499cm" style:auto-text-indent="false"/>
      <style:text-properties style:font-name="Bookman" fo:font-weight="normal" style:font-weight-asian="normal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1cm"/>
        </style:tab-stops>
      </style:paragraph-properties>
    </style:style>
    <style:style style:name="WW-Hanging_20_indent" style:display-name="WW-Hanging indent" style:family="paragraph" style:parent-style-name="Text_20_body">
      <style:paragraph-properties fo:margin-left="1cm" fo:margin-right="0cm" fo:text-indent="-0.499cm" style:auto-text-indent="false">
        <style:tab-stops>
          <style:tab-stop style:position="1cm"/>
        </style:tab-stops>
      </style:paragraph-properties>
    </style:style>
    <style:style style:name="WW-Hanging_20_indent1" style:display-name="WW-Hanging indent1" style:family="paragraph" style:parent-style-name="Text_20_body">
      <style:paragraph-properties fo:margin-left="1cm" fo:margin-right="0cm" fo:text-indent="-0.499cm" style:auto-text-indent="false">
        <style:tab-stops>
          <style:tab-stop style:position="1cm"/>
        </style:tab-stops>
      </style:paragraph-properties>
      <style:text-properties style:font-name="Bookman" fo:font-weight="normal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10.5pt" fo:font-weight="bold" style:font-size-asian="10.5pt" style:font-weight-asian="bold" style:font-size-complex="10.5pt" style:font-weight-complex="bold"/>
    </style:style>
    <style:style style:name="WW-Heading_20_10" style:display-name="WW-Heading 10" style:family="paragraph" style:parent-style-name="WW-Heading1" style:next-style-name="Text_20_body">
      <style:text-properties fo:font-size="10.5pt" fo:font-weight="bold" style:font-size-asian="10.5pt" style:font-weight-asian="bold" style:font-size-complex="10.5pt" style:font-weight-complex="bold"/>
    </style:style>
    <style:style style:name="WW-Heading_20_101" style:display-name="WW-Heading 101" style:family="paragraph" style:parent-style-name="WW-Heading" style:next-style-name="Text_20_body" style:default-outline-level="9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Equation" style:family="paragraph" style:parent-style-name="Text_20_body">
      <style:paragraph-properties fo:margin-left="1cm" fo:margin-right="0cm" fo:text-indent="0cm" style:auto-text-indent="false">
        <style:tab-stops>
          <style:tab-stop style:position="16cm" style:type="right"/>
        </style:tab-stops>
      </style:paragraph-properties>
    </style:style>
    <style:style style:name="Body_20_Text1" style:display-name="Body Text1" style:family="paragraph" style:parent-style-name="Standard">
      <style:paragraph-properties loext:contextual-spacing="false" fo:margin-top="0.212cm" fo:margin-bottom="0.212cm" fo:text-align="justify" style:justify-single-word="false"/>
      <style:text-properties fo:font-size="12pt" fo:letter-spacing="-0.009cm" style:font-size-asian="12pt"/>
    </style:style>
    <style:style style:name="Style_20_Titre_20__2b__20_Bookman" style:display-name="Style Titre + Bookman" style:family="paragraph" style:parent-style-name="Title">
      <style:text-properties style:font-name="Times New Roman" style:font-weight-complex="bold"/>
    </style:style>
    <style:style style:name="Style_20_Titre_20_1_20__2b__20_Bookman" style:display-name="Style Titre 1 + Bookman" style:family="paragraph" style:parent-style-name="Heading_20_1" style:default-outline-level="" style:list-style-name="">
      <style:paragraph-properties fo:margin-left="0cm" fo:margin-right="0cm" fo:text-indent="0cm" style:auto-text-indent="false"/>
      <style:text-properties style:font-weight-complex="normal"/>
    </style:style>
    <style:style style:name="Style_20_Titre_20_2_20__2b__20_Bookman" style:display-name="Style Titre 2 + Bookman" style:family="paragraph" style:parent-style-name="Heading_20_2" style:default-outline-level="" style:list-style-name="">
      <style:paragraph-properties fo:margin-left="0cm" fo:margin-right="0cm" fo:text-indent="0cm" style:auto-text-indent="false"/>
      <style:text-properties style:font-style-complex="normal" style:font-weight-complex="normal"/>
    </style:style>
    <style:style style:name="Style_20_Corps_20_de_20_texte_20__2b__20_Italique" style:display-name="Style Corps de texte + Italique" style:family="paragraph" style:parent-style-name="Text_20_body">
      <style:text-properties style:font-name="Times New Roman" fo:font-style="italic" style:font-style-asian="italic" style:font-style-complex="italic"/>
    </style:style>
    <style:style style:name="Style_20_Corps_20_de_20_texte_20__2b__20_Bookman" style:display-name="Style Corps de texte + Bookman" style:family="paragraph" style:parent-style-name="Text_20_body"/>
    <style:style style:name="Style_20_Equation_20__2b__20_Bookman" style:display-name="Style Equation + Bookman" style:family="paragraph" style:parent-style-name="Equation"/>
    <style:style style:name="Style_20_Reference_20__2b__20_Bookman" style:display-name="Style Reference + Bookman" style:family="paragraph" style:parent-style-name="Reference">
      <style:text-properties style:font-name="Times New Roman"/>
    </style:style>
    <style:style style:name="Style_20_Reference_20__2b__20_Times_20_New_20_Roman_20_Gras" style:display-name="Style Reference + Times New Roman Gras" style:family="paragraph" style:parent-style-name="Reference" style:next-style-name="Reference">
      <style:text-properties fo:font-weight="bold" style:font-weight-asian="bold" style:font-weight-complex="bold"/>
    </style:style>
    <style:style style:name="Style_20_Reference_20__2b__20_Times_20_New_20_Roman_20_Italique" style:display-name="Style Reference + Times New Roman Italique" style:family="paragraph" style:parent-style-name="Reference" style:next-style-name="Reference">
      <style:text-properties fo:font-style="italic" style:font-style-asian="italic" style:font-style-complex="italic"/>
    </style:style>
    <style:style style:name="Style_20_Table_20_Heading" style:display-name="Style Table Heading" style:family="paragraph" style:parent-style-name="WW-Table_20_Heading1" style:next-style-name="WW-Table_20_Heading1">
      <style:text-properties style:font-style-complex="normal"/>
    </style:style>
    <style:style style:name="Style_20_Table_20_Contents_20__2b__20_Après_20__3a__20_0_20_pt" style:display-name="Style Table Contents + Après : 0 pt" style:family="paragraph" style:parent-style-name="Table_20_Contents1">
      <style:paragraph-properties loext:contextual-spacing="false" fo:margin-top="0cm" fo:margin-bottom="0cm"/>
    </style:style>
    <style:style style:name="Style_20_Table_20_Contents" style:display-name="Style Table Contents" style:family="paragraph" style:parent-style-name="Table_20_Contents1">
      <style:paragraph-properties loext:contextual-spacing="false" fo:margin-top="0cm" fo:margin-bottom="0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1_20__2b__20_Gauche" style:display-name="Table Contents1 + Gauche" style:family="paragraph" style:parent-style-name="Table_20_Contents1">
      <style:paragraph-properties fo:text-align="start" style:justify-single-word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8Num4z0" style:family="text">
      <style:text-properties style:font-name="Symbol"/>
    </style:style>
    <style:style style:name="Default_20_Paragraph_20_Font" style:display-name="Default Paragraph Font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1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style:font-name="Symbol" style:font-name-asian="Times New Roman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-Default_20_Paragraph_20_Font" style:display-name="WW-Default Paragraph Font" style:family="text"/>
    <style:style style:name="WW-Absatz-Standardschriftart1111" style:family="text"/>
    <style:style style:name="WW-WW8Num1z0" style:family="text">
      <style:text-properties style:font-name="Symbol"/>
    </style:style>
    <style:style style:name="WW-Police_20_par_20_défaut" style:display-name="WW-Police par défaut" style:family="text"/>
    <style:style style:name="WW-WW8Num1z01" style:family="text">
      <style:text-properties style:font-name="Symbol"/>
    </style:style>
    <style:style style:name="WW-Police_20_par_20_défaut1" style:display-name="WW-Police par défaut1" style:family="text"/>
    <style:style style:name="WW-WW8Num1z011" style:family="text">
      <style:text-properties style:font-name="Symbol"/>
    </style:style>
    <style:style style:name="WW-Absatz-Standardschriftart11111" style:family="text"/>
    <style:style style:name="WW-WW8Num1z0111" style:family="text">
      <style:text-properties style:font-name="Symbol"/>
    </style:style>
    <style:style style:name="WW-Police_20_par_20_défaut11" style:display-name="WW-Police par défaut11" style:family="text"/>
    <style:style style:name="WW-WW8Num1z01111" style:family="text">
      <style:text-properties style:font-name="Symbol"/>
    </style:style>
    <style:style style:name="WW-Police_20_par_20_défaut111" style:display-name="WW-Police par défaut111" style:family="text"/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-Police_20_par_20_défaut1111" style:display-name="WW-Police par défaut1111" style:family="text"/>
    <style:style style:name="WW-Police_20_par_20_défaut11111" style:display-name="WW-Police par défau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Police_20_par_20_défaut111111" style:display-name="WW-Police par défaut111111" style:family="text"/>
    <style:style style:name="WW-Police_20_par_20_défaut1111111" style:display-name="WW-Police par défaut1111111" style:family="text"/>
    <style:style style:name="Caractères_20_de_20_numérotation" style:display-name="Caractères de numérotation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 style:parent-style-name="WW-Police_20_par_20_défaut1111111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WW-Numbering_20_Symbols111" style:display-name="WW-Numbering Symbols111" style:family="text"/>
    <style:style style:name="WW-Numbering_20_Symbols1111" style:display-name="WW-Numbering Symbols1111" style:family="text"/>
    <style:style style:name="WW-Numbering_20_Symbols11111" style:display-name="WW-Numbering Symbols11111" style:family="text"/>
    <style:style style:name="WW-Numbering_20_Symbols111111" style:display-name="WW-Numbering Symbols111111" style:family="text"/>
    <style:style style:name="WW-Numbering_20_Symbols1111111" style:display-name="WW-Numbering Symbols1111111" style:family="text"/>
    <style:style style:name="WW-Numbering_20_Symbols11111111" style:display-name="WW-Numbering Symbols11111111" style:family="text"/>
    <style:style style:name="WW-Numbering_20_Symbols111111111" style:display-name="WW-Numbering Symbols111111111" style:family="text"/>
    <style:style style:name="WW-Numbering_20_Symbols1111111111" style:display-name="WW-Numbering Symbols1111111111" style:family="text"/>
    <style:style style:name="WW-Numbering_20_Symbols11111111111" style:display-name="WW-Numbering Symbols11111111111" style:family="text"/>
    <style:style style:name="WW-Numbering_20_Symbols111111111111" style:display-name="WW-Numbering Symbols111111111111" style:family="text"/>
    <style:style style:name="WW-Numbering_20_Symbols1111111111111" style:display-name="WW-Numbering Symbols1111111111111" style:family="text"/>
    <style:style style:name="Corps_20_de_20_texte_20_Car" style:display-name="Corps de texte Car" style:family="text" style:parent-style-name="WW-Police_20_par_20_défaut11111">
      <style:text-properties fo:font-size="12pt" style:font-size-asian="12pt" style:language-complex="ar" style:country-complex="SA"/>
    </style:style>
    <style:style style:name="Style_20_Corps_20_de_20_texte_20__2b__20_Italique_20_Car" style:display-name="Style Corps de texte + Italique Car" style:family="text" style:parent-style-name="Corps_20_de_20_texte_20_Car">
      <style:text-properties fo:font-style="italic" style:font-style-asian="italic" style:font-style-complex="italic"/>
    </style:style>
    <style:style style:name="Style_20_Corps_20_de_20_texte_20__2b__20_Bookman_20_Car" style:display-name="Style Corps de texte + Bookman Car" style:family="text" style:parent-style-name="Corps_20_de_20_texte_20_Car"/>
    <style:style style:name="Equation_20_Car" style:display-name="Equation Car" style:family="text" style:parent-style-name="Corps_20_de_20_texte_20_Car"/>
    <style:style style:name="Style_20_Equation_20__2b__20_Bookman_20_Car" style:display-name="Style Equation + Bookman Car" style:family="text" style:parent-style-name="Equation_20_Car"/>
    <style:style style:name="Reference_20_Car" style:display-name="Reference Car" style:family="text" style:parent-style-name="WW-Police_20_par_20_défaut11111">
      <style:text-properties fo:font-size="12pt" style:font-size-asian="12pt" style:language-complex="ar" style:country-complex="SA"/>
    </style:style>
    <style:style style:name="Style_20_Reference_20__2b__20_Bookman_20_Car" style:display-name="Style Reference + Bookman Car" style:family="text" style:parent-style-name="Reference_20_Car"/>
    <style:style style:name="Style_20_Reference_20__2b__20_Times_20_New_20_Roman_20_Gras_20_Car" style:display-name="Style Reference + Times New Roman Gras Car" style:family="text" style:parent-style-name="Reference_20_Car">
      <style:text-properties fo:font-weight="bold" style:font-weight-asian="bold" style:font-weight-complex="bold"/>
    </style:style>
    <style:style style:name="Style_20_Reference_20__2b__20_Times_20_New_20_Roman_20_Italique_20_Car" style:display-name="Style Reference + Times New Roman Italique Car" style:family="text" style:parent-style-name="Reference_20_Car">
      <style:text-properties fo:font-style="italic" style:font-style-asian="italic" style:font-style-complex="italic"/>
    </style:style>
    <style:style style:name="Corps_20_de_20_texte_20_Car2_20_Char" style:display-name="Corps de texte Car2 Char" style:family="text" style:parent-style-name="WW-Default_20_Paragraph_20_Font">
      <style:text-properties fo:font-size="12pt" style:font-size-asian="12pt" style:language-complex="ar" style:country-complex="SA"/>
    </style:style>
    <style:style style:name="Table_20_Contents1_20_Car" style:display-name="Table Contents1 Car" style:family="text" style:parent-style-name="Corps_20_de_20_texte_20_Car2_20_Char"/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1.501cm" fo:margin-bottom="1.1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number:date-style style:name="N106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date style:data-style-name="N106" text:date-value="2015-09-15T16:19:05.99">15.09.2015</text:date><text:tab/>Lomax - FilterPicker6<text:tab/><text:page-number style:num-format="1"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hase Picker</dc:title>
    <meta:initial-creator>Anthony Lomax</meta:initial-creator>
    <meta:creation-date>2006-06-06T09:20:00</meta:creation-date>
    <dc:date>2015-09-15T16:19:06</dc:date>
    <meta:print-date>2005-05-01T11:49:00</meta:print-date>
    <meta:editing-cycles>193</meta:editing-cycles>
    <meta:editing-duration>P2DT8H28M28S</meta:editing-duration>
    <meta:generator>OpenOffice/4.1.1$Unix OpenOffice.org_project/411m6$Build-9775</meta:generator>
    <dc:creator>Anthony Lomax</dc:creator>
    <meta:document-statistic meta:table-count="0" meta:image-count="0" meta:object-count="3" meta:page-count="3" meta:paragraph-count="31" meta:word-count="1370" meta:character-count="854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ub>
              <math:mi>S</math:mi>
              <math:mstyle math:fontsize="8pt">
                <math:mrow>
                  <math:mstyle math:fontstyle="italic">
                    <math:mrow>
                      <math:mtext>long</math:mtext>
                    </math:mrow>
                  </math:mstyle>
                </math:mrow>
              </math:mstyle>
            </math:msub>
            <math:mfenced math:open="" math:close="">
              <math:mi>i</math:mi>
            </math:mfenced>
            <math:mrow>
              <math:mstyle math:fontstyle="italic">
                <math:mrow>
                  <math:msub>
                    <math:mtext>=C</math:mtext>
                    <math:mstyle math:fontsize="8pt">
                      <math:mrow>
                        <math:mstyle math:fontstyle="italic">
                          <math:mrow>
                            <math:mtext>long</math:mtext>
                          </math:mrow>
                        </math:mstyle>
                      </math:mrow>
                    </math:mstyle>
                  </math:msub>
                </math:mrow>
              </math:mstyle>
              <math:mo math:stretchy="false">⋅</math:mo>
              <math:msub>
                <math:mi>S</math:mi>
                <math:mstyle math:fontsize="8pt">
                  <math:mrow>
                    <math:mstyle math:fontstyle="italic">
                      <math:mrow>
                        <math:mtext>long</math:mtext>
                      </math:mrow>
                    </math:mstyle>
                  </math:mrow>
                </math:mstyle>
              </math:msub>
            </math:mrow>
            <math:mrow>
              <math:mfenced math:open="" math:close="">
                <math:mrow>
                  <math:mi>i</math:mi>
                  <math:mo math:stretchy="false">−</math:mo>
                  <math:mn>1</math:mn>
                </math:mrow>
              </math:mfenced>
              <math:mo math:stretchy="false">+</math:mo>
              <math:mrow>
                <math:mfenced math:open="" math:close="">
                  <math:mrow>
                    <math:mn>1</math:mn>
                    <math:mo math:stretchy="false">−</math:mo>
                    <math:msub>
                      <math:mi>C</math:mi>
                      <math:mstyle math:fontsize="8pt">
                        <math:mrow>
                          <math:mstyle math:fontstyle="italic">
                            <math:mrow>
                              <math:mtext>long</math:mtext>
                            </math:mrow>
                          </math:mstyle>
                        </math:mrow>
                      </math:mstyle>
                    </math:msub>
                  </math:mrow>
                </math:mfenced>
                <math:mo math:stretchy="false">⋅</math:mo>
                <math:mi>S</math:mi>
              </math:mrow>
            </math:mrow>
            <math:mfenced math:open="" math:close="">
              <math:mi>i</math:mi>
            </math:mfenced>
          </math:mrow>
        </math:mrow>
      </math:mstyle>
      <math:mrow/>
    </math:mrow>
    <math:annotation math:encoding="StarMath 5.0"> size 12{S rSub { size 8{ ital "long"} }  left (i right ) ital "=C" rSub { size 8{ ital "long"} }  cdot S rSub { size 8{ ital "long"} }  left (i - 1 right )+ left (1 - C rSub { size 8{ ital "long"} }  right ) cdot S left (i right )} {}</math:annotation>
  </math:semantics>
</math:math>
</file>

<file path=Object 4/content.xml><?xml version="1.0" encoding="utf-8"?>
<math xmlns="http://www.w3.org/1998/Math/MathML">
  <semantics>
    <mrow>
      <msub>
        <mi>E</mi>
        <mi>n</mi>
      </msub>
      <mrow>
        <mfenced open="" close="">
          <mi>i</mi>
        </mfenced>
        <mi mathvariant="normal">=</mi>
        <msubsup>
          <mi>Y</mi>
          <mi>n</mi>
          <mn>2</mn>
        </msubsup>
      </mrow>
      <mfenced open="" close="">
        <mi>i</mi>
      </mfenced>
    </mrow>
    <annotation encoding="StarMath 5.0">E rSub n  left (i right ) = Y rSub n rSup 2  left (i right )</annotation>
  </semantics>
</math>
</file>

<file path=Object 7/content.xml><?xml version="1.0" encoding="utf-8"?>
<math xmlns="http://www.w3.org/1998/Math/MathML" display="block">
  <semantics>
    <mrow>
      <msubsup>
        <mi>F</mi>
        <mi>n</mi>
        <mi>C</mi>
      </msubsup>
      <mrow>
        <mrow>
          <mo fence="true" stretchy="true">(</mo>
          <mrow>
            <mi>i</mi>
          </mrow>
          <mo fence="true" stretchy="true">)</mo>
        </mrow>
        <mo stretchy="false">=</mo>
        <mrow>
          <mfrac>
            <mrow>
              <msub>
                <mi>E</mi>
                <mi>n</mi>
              </msub>
              <mrow>
                <mrow>
                  <mo fence="true" stretchy="true">(</mo>
                  <mrow>
                    <mi>i</mi>
                  </mrow>
                  <mo fence="true" stretchy="true">)</mo>
                </mrow>
                <mo stretchy="false">−</mo>
                <mtext>&lt;</mtext>
              </mrow>
              <msub>
                <mi>E</mi>
                <mi>n</mi>
              </msub>
              <mtext>&gt;</mtext>
              <mrow>
                <mo fence="true" stretchy="true">(</mo>
                <mrow>
                  <mrow>
                    <mi>i</mi>
                    <mo stretchy="false">−</mo>
                    <mn>1</mn>
                  </mrow>
                </mrow>
                <mo fence="true" stretchy="true">)</mo>
              </mrow>
            </mrow>
            <mrow>
              <mtext>&lt;</mtext>
              <mi>σ</mi>
              <mrow>
                <mo fence="true" stretchy="true">(</mo>
                <mrow>
                  <msub>
                    <mi>E</mi>
                    <mi>n</mi>
                  </msub>
                </mrow>
                <mo fence="true" stretchy="true">)</mo>
              </mrow>
              <mtext>&gt;</mtext>
              <mrow>
                <mo fence="true" stretchy="true">(</mo>
                <mrow>
                  <mrow>
                    <mi>i</mi>
                    <mo stretchy="false">−</mo>
                    <mn>1</mn>
                  </mrow>
                </mrow>
                <mo fence="true" stretchy="true">)</mo>
              </mrow>
            </mrow>
          </mfrac>
          <mo stretchy="false">−</mo>
          <mn>1</mn>
        </mrow>
      </mrow>
    </mrow>
    <annotation encoding="StarMath 5.0">F rSub n rSup C left (i right ) = { E rSub n left (i right ) - "&lt;" E rSub n "&gt;" left (i-1 right ) } over { "&lt;" σ left (E rSub n  right ) "&gt;" left (i-1 right ) } - 1</annotation>
  </semantics>
</math>
</file>